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cm" svg:height="1.5cm" svg:x="4.72cm" svg:y="8.3cm">
          <text:p text:style-name="P1">zaehler =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6cm" svg:height="3.584cm" svg:x="6cm" svg:y="12.516cm">
          <text:p text:style-name="P1">a &gt;= b 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" draw:id="id3" draw:layer="layout" svg:width="8.2cm" svg:height="1.5cm" svg:x="4.8cm" svg:y="16.9cm">
          <text:p text:style-name="P1">a = a -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8.2cm" svg:height="1.5cm" svg:x="4.8cm" svg:y="19.2cm">
          <text:p text:style-name="P1">zaehler = zaehler +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8.2cm" svg:height="1.5cm" svg:x="4.8cm" svg:y="24.4cm">
          <text:p text:style-name="P1">Ausgabe : zaehl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82cm" svg:y1="9.8cm" svg:x2="8.8cm" svg:y2="12.516cm" draw:start-shape="id1" draw:start-glue-point="2" draw:end-shape="id2" svg:d="m8820 9800v1359h-20v1357" svg:viewBox="0 0 21 2717">
          <text:p/>
        </draw:connector>
        <draw:connector draw:style-name="gr2" draw:text-style-name="P1" draw:layer="layout" svg:x1="8.8cm" svg:y1="16.1cm" svg:x2="8.9cm" svg:y2="16.9cm" draw:start-shape="id2" draw:start-glue-point="6" draw:end-shape="id3" draw:end-glue-point="4" svg:d="m8800 16100v401h100v399" svg:viewBox="0 0 101 801">
          <text:p/>
        </draw:connector>
        <draw:connector draw:style-name="gr2" draw:text-style-name="P1" draw:layer="layout" svg:x1="8.9cm" svg:y1="18.4cm" svg:x2="8.9cm" svg:y2="19.2cm" draw:start-shape="id3" draw:start-glue-point="2" draw:end-shape="id4" draw:end-glue-point="4" svg:d="m8900 18400v800" svg:viewBox="0 0 1 801">
          <text:p/>
        </draw:connector>
        <draw:connector draw:style-name="gr2" draw:text-style-name="P1" draw:layer="layout" draw:line-skew="0.898cm -2.099cm" svg:x1="8.9cm" svg:y1="20.7cm" svg:x2="6cm" svg:y2="14.308cm" draw:start-shape="id4" draw:start-glue-point="6" draw:end-shape="id2" draw:end-glue-point="5" svg:d="m8900 20700v1400h-6700v-7792h3800" svg:viewBox="0 0 6701 7793">
          <text:p/>
        </draw:connector>
        <draw:connector draw:name="falsch" draw:style-name="gr2" draw:text-style-name="P1" draw:layer="layout" draw:line-skew="4.398cm 2.649cm" svg:x1="11.6cm" svg:y1="14.308cm" svg:x2="8.9cm" svg:y2="24.4cm" draw:start-shape="id2" draw:start-glue-point="7" draw:end-shape="id5" draw:end-glue-point="4" svg:d="m11600 14308h4900v8592h-7600v1500" svg:viewBox="0 0 7601 10093">
          <svg:title>falsch</svg:title>
          <svg:desc>falsch</svg:desc>
          <text:p/>
        </draw:connector>
        <draw:custom-shape draw:style-name="gr1" draw:text-style-name="P1" xml:id="id6" draw:id="id6" draw:layer="layout" svg:width="8.1cm" svg:height="1.6cm" svg:x="4.8cm" svg:y="2.2cm">
          <text:p text:style-name="P1">Eingabe : 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7" draw:id="id7" draw:layer="layout" svg:width="8.3cm" svg:height="1.6cm" svg:x="4.7cm" svg:y="5.2cm">
          <text:p text:style-name="P1">Eingabe : b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8.85cm" svg:y1="3.8cm" svg:x2="8.85cm" svg:y2="5.2cm" draw:start-shape="id6" draw:start-glue-point="8" draw:end-shape="id7" draw:end-glue-point="5" svg:d="m8850 3800v1400" svg:viewBox="0 0 1 1401">
          <text:p/>
        </draw:connector>
        <draw:connector draw:style-name="gr2" draw:text-style-name="P1" draw:layer="layout" svg:x1="8.85cm" svg:y1="6.8cm" svg:x2="8.82cm" svg:y2="8.3cm" draw:start-shape="id7" draw:start-glue-point="8" draw:end-shape="id1" draw:end-glue-point="4" svg:d="m8850 6800v751h-30v749" svg:viewBox="0 0 31 1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en </meta:initial-creator>
    <meta:creation-date>2013-05-19T13:19:39</meta:creation-date>
    <dc:date>2013-05-19T13:33:13</dc:date>
    <dc:creator>Steffen </dc:creator>
    <meta:editing-duration>P0D</meta:editing-duration>
    <meta:editing-cycles>1</meta:editing-cycles>
    <meta:document-statistic meta:object-count="14"/>
    <meta:generator>LibreOffice/4.0.2.2$Linux_X86_64 LibreOffice_project/400m0$Build-2</meta:generator>
  </office:meta>
</office:document-meta>
</file>